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34507A8C19.png"/>
  <manifest:file-entry manifest:media-type="image/png" manifest:full-path="Pictures/100002010000012C000000CAD5F4B00F.png"/>
  <manifest:file-entry manifest:media-type="image/png" manifest:full-path="Pictures/100002010000019E0000012C5DC9D1E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tayPuft" svg:font-family="StayPuf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001cm" table:align="margins" style:shadow="none"/>
    </style:style>
    <style:style style:name="Tableau1.A" style:family="table-column">
      <style:table-column-properties style:column-width="1.199cm" style:rel-column-width="680*"/>
    </style:style>
    <style:style style:name="Tableau1.B" style:family="table-column">
      <style:table-column-properties style:column-width="3cm" style:rel-column-width="1701*"/>
    </style:style>
    <style:style style:name="Tableau1.C" style:family="table-column">
      <style:table-column-properties style:column-width="5.001cm" style:rel-column-width="2835*"/>
    </style:style>
    <style:style style:name="Tableau1.D" style:family="table-column">
      <style:table-column-properties style:column-width="0.499cm" style:rel-column-width="283*"/>
    </style:style>
    <style:style style:name="Tableau1.G" style:family="table-column">
      <style:table-column-properties style:column-width="5.101cm" style:rel-column-width="2892*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au1.C2" style:family="table-cell">
      <style:table-cell-properties style:vertical-align="middle" fo:padding="0.097cm" fo:border="0.018cm solid #000000"/>
    </style:style>
    <style:style style:name="Tableau1.D2" style:family="table-cell">
      <style:table-cell-properties style:vertical-align="middle" fo:padding="0.097cm" fo:border="none"/>
    </style:style>
    <style:style style:name="Tableau1.G2" style:family="table-cell">
      <style:table-cell-properties fo:padding="0.097cm" fo:border="0.018cm solid #000000"/>
    </style:style>
    <style:style style:name="Tableau1.A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au1.C3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leau1.G3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style:font-name="StayPuft" fo:font-size="48pt" style:font-size-asian="48pt" style:font-size-complex="48pt"/>
    </style:style>
    <style:style style:name="P2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text-properties fo:font-size="18pt" style:font-size-asian="15.75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34pt" fo:font-weight="bold" style:font-size-asian="34pt" style:font-weight-asian="bold" style:font-size-complex="34pt" style:font-weight-complex="bold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s5" text:anchor-type="paragraph" svg:x="15.662cm" svg:y="0.332cm" svg:width="2.312cm" svg:height="2.374cm" draw:z-index="4"><draw:image xlink:href="Pictures/100002010000012C00000134507A8C19.png" xlink:type="simple" xlink:show="embed" xlink:actuate="onLoad"/></draw:frame><draw:line text:anchor-type="paragraph" draw:z-index="5" draw:style-name="gr1" draw:text-style-name="P5" svg:x1="0.18cm" svg:y1="1.45cm" svg:x2="6.144cm" svg:y2="1.45cm"><text:p/></draw:line> <text:s text:c="12"/>Tangram</text:p>
      <text:p text:style-name="Standard"/>
      <text:p text:style-name="Standard"/>
      <text:p text:style-name="Standard"><draw:frame draw:style-name="fr2" draw:name="images4" text:anchor-type="paragraph" svg:x="15.806cm" svg:y="0.54cm" svg:width="1.177cm" svg:height="0.794cm" draw:z-index="3"><draw:image xlink:href="Pictures/100002010000012C000000CAD5F4B00F.png" xlink:type="simple" xlink:show="embed" xlink:actuate="onLoad"/></draw:frame><draw:frame draw:style-name="fr2" draw:name="images3" text:anchor-type="paragraph" svg:x="6.082cm" svg:y="0.561cm" svg:width="1.177cm" svg:height="0.794cm" draw:z-index="1"><draw:image xlink:href="Pictures/100002010000012C000000CAD5F4B00F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column table:style-name="Tableau1.B"/>
        <table:table-column table:style-name="Tableau1.G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"><draw:frame draw:style-name="fr1" draw:name="images2" text:anchor-type="paragraph" svg:width="1.021cm" svg:height="0.741cm" draw:z-index="0"><draw:image xlink:href="Pictures/100002010000019E0000012C5DC9D1E8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images1" text:anchor-type="paragraph" svg:width="1.021cm" svg:height="0.741cm" draw:z-index="2"><draw:image xlink:href="Pictures/100002010000019E0000012C5DC9D1E8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2" office:value-type="string">
            <text:p text:style-name="P2">15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2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16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3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17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4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18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5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19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6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20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7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21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8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22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9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23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10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24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11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25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12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26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13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27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2">14</text:p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2"/>
          </table:table-cell>
          <table:table-cell table:style-name="Tableau1.A3" office:value-type="string">
            <text:p text:style-name="P2">28</text:p>
          </table:table-cell>
          <table:table-cell table:style-name="Tableau1.A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tayPuft" svg:font-family="StayPuf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2T13:11:44</meta:creation-date>
    <meta:print-date>2011-09-22T13:26:33</meta:print-date>
    <meta:document-statistic meta:table-count="1" meta:image-count="5" meta:object-count="0" meta:page-count="1" meta:paragraph-count="29" meta:word-count="29" meta:character-count="67"/>
    <dc:date>2011-09-22T13:26:50</dc:date>
    <meta:editing-duration>PT15M6S</meta:editing-duration>
    <meta:editing-cycles>1</meta:editing-cycles>
    <meta:generator>LibreOffice/3.3$Linux LibreOffice_project/330m19$Build-301</meta:generator>
  </office:meta>
</office:document-meta>
</file>